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7D00000142CF7A6707.svm" manifest:media-type=""/>
  <manifest:file-entry manifest:full-path="Pictures/2000000100000D6E0000035A99640924.svm" manifest:media-type=""/>
  <manifest:file-entry manifest:full-path="Pictures/20000001000001530000015F4E17BAD0.svm" manifest:media-type=""/>
  <manifest:file-entry manifest:full-path="Pictures/20000001000002190000015B008E3587.svm" manifest:media-type=""/>
  <manifest:file-entry manifest:full-path="Pictures/20000001000002220000015B5230FBC6.svm" manifest:media-type=""/>
  <manifest:file-entry manifest:full-path="Pictures/20000001000001B000000129C1E76D42.svm" manifest:media-type=""/>
  <manifest:file-entry manifest:full-path="Pictures/200000010000018500000142AEA88071.svm" manifest:media-type=""/>
  <manifest:file-entry manifest:full-path="Pictures/200000010000013E00000131AF11CB39.svm" manifest:media-type=""/>
  <manifest:file-entry manifest:full-path="Pictures/2000000200000306000001570D347F2D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019cm"/>
    </style:style>
    <style:style style:name="gr3" style:family="graphic" style:parent-style-name="standard">
      <style:graphic-properties draw:stroke="none" svg:stroke-color="#000000" draw:fill="none" draw:fill-color="#ffffff" fo:min-height="0.52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TexMathsArgs="10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{f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{f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f=\left ( \frac{R_{f1}}{R_{f1}+R_{f1}} \right) 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0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paragraph-properties fo:text-align="end"/>
      <style:text-properties style:font-name="Jameel Noori Nastaleeq" style:font-name-complex="Jameel Noori Nastaleeq"/>
    </style:style>
    <style:style style:name="T1" style:family="text">
      <style:text-properties style:font-name="Jameel Noori Nastaleeq"/>
    </style:style>
    <style:style style:name="T2" style:family="text">
      <style:text-properties style:font-name="Jameel Noori Nastaleeq" style:font-name-complex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11.462cm" svg:height="5.079cm" svg:x="0.77cm" svg:y="0.257cm">
          <draw:image xlink:href="Pictures/2000000200000306000001570D347F2D.eps" xlink:type="simple" xlink:show="embed" xlink:actuate="onLoad">
            <text:p/>
          </draw:image>
          <draw:glue-point draw:id="4" svg:x="2.802cm" svg:y="1.179cm"/>
        </draw:frame>
        <draw:frame draw:style-name="gr2" draw:layer="layout" svg:width="0.379cm" svg:height="0.729cm" svg:x="8.207cm" svg:y="3.738cm">
          <draw:text-box>
            <text:p>+</text:p>
          </draw:text-box>
        </draw:frame>
        <draw:frame draw:style-name="gr2" draw:layer="layout" svg:width="0.379cm" svg:height="0.729cm" svg:x="8.265cm" svg:y="4.548cm">
          <draw:text-box>
            <text:p>-</text:p>
          </draw:text-box>
        </draw:frame>
        <draw:frame draw:style-name="gr3" draw:layer="layout" svg:width="0.586cm" svg:height="0.777cm" svg:x="3.254cm" svg:y="2.226cm">
          <draw:text-box>
            <text:p>+</text:p>
          </draw:text-box>
        </draw:frame>
        <draw:frame draw:style-name="gr2" draw:layer="layout" svg:width="0.379cm" svg:height="0.729cm" svg:x="3.436cm" svg:y="3.081cm">
          <draw:text-box>
            <text:p>-</text:p>
          </draw:text-box>
        </draw:frame>
        <draw:frame draw:style-name="gr4" draw:text-style-name="P2" draw:layer="layout" svg:width="0.869cm" svg:height="0.916cm" svg:x="6.69cm" svg:y="4.204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4" draw:text-style-name="P2" draw:layer="layout" svg:width="1.132cm" svg:height="0.916cm" svg:x="4.968cm" svg:y="4.204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4" draw:text-style-name="P3" xml:id="id1" draw:id="id1" draw:layer="layout" svg:width="1.725cm" svg:height="2.042cm" svg:x="5.044cm" svg:y="0.928cm">
          <draw:text-box>
            <text:p text:style-name="P3"><text:span text:style-name="T2">داخلی دائرہ</text:span></text:p>
            <text:p text:style-name="P3"><text:span text:style-name="T2">کھلے دور</text:span></text:p>
            <text:p text:style-name="P3"><text:span text:style-name="T2">کر دیا جاتا ہے</text:span></text:p>
          </draw:text-box>
        </draw:frame>
        <draw:connector draw:style-name="gr5" draw:text-style-name="P1" draw:layer="layout" draw:type="curve" draw:line-skew="-2.265cm" svg:x1="5.906cm" svg:y1="2.97cm" svg:x2="9.712cm" svg:y2="3.394cm" draw:start-shape="id1" draw:start-glue-point="2" draw:end-shape="id2" draw:end-glue-point="4" svg:d="M5906 2970c0 901 3806 689 3806 424" svg:viewBox="0 0 3807 654">
          <text:p/>
        </draw:connector>
        <draw:frame draw:style-name="gr6" draw:text-style-name="P1" draw:layer="layout" svg:width="0.388cm" svg:height="0.321cm" svg:x="1.111cm" svg:y="1.525cm">
          <draw:image xlink:href="Pictures/200000010000018500000142AEA88071.svm" xlink:type="simple" xlink:show="embed" xlink:actuate="onLoad">
            <text:p/>
          </draw:image>
        </draw:frame>
        <draw:frame draw:style-name="gr7" draw:text-style-name="P1" draw:layer="layout" svg:width="0.38cm" svg:height="0.365cm" svg:x="3.825cm" svg:y="1.118cm">
          <draw:image xlink:href="Pictures/200000010000013E00000131AF11CB39.svm" xlink:type="simple" xlink:show="embed" xlink:actuate="onLoad">
            <text:p/>
          </draw:image>
        </draw:frame>
        <draw:frame draw:style-name="gr8" draw:text-style-name="P1" draw:layer="layout" svg:width="0.517cm" svg:height="0.355cm" svg:x="4.435cm" svg:y="1.995cm">
          <draw:image xlink:href="Pictures/20000001000001B000000129C1E76D42.svm" xlink:type="simple" xlink:show="embed" xlink:actuate="onLoad">
            <text:p/>
          </draw:image>
        </draw:frame>
        <draw:frame draw:style-name="gr9" draw:text-style-name="P1" draw:layer="layout" svg:width="0.654cm" svg:height="0.415cm" svg:x="2.33cm" svg:y="1.913cm">
          <draw:image xlink:href="Pictures/20000001000002220000015B5230FBC6.svm" xlink:type="simple" xlink:show="embed" xlink:actuate="onLoad">
            <text:p/>
          </draw:image>
        </draw:frame>
        <draw:frame draw:style-name="gr10" draw:text-style-name="P1" draw:layer="layout" svg:width="0.643cm" svg:height="0.415cm" svg:x="2.33cm" svg:y="2.873cm">
          <draw:image xlink:href="Pictures/20000001000002190000015B008E3587.svm" xlink:type="simple" xlink:show="embed" xlink:actuate="onLoad">
            <text:p/>
          </draw:image>
        </draw:frame>
        <draw:frame draw:style-name="gr11" draw:text-style-name="P1" draw:layer="layout" svg:width="0.406cm" svg:height="0.42cm" svg:x="3.433cm" svg:y="2.868cm">
          <draw:image xlink:href="Pictures/20000001000001530000015F4E17BAD0.svm" xlink:type="simple" xlink:show="embed" xlink:actuate="onLoad">
            <text:p/>
          </draw:image>
        </draw:frame>
        <draw:frame draw:style-name="gr12" draw:text-style-name="P1" draw:layer="layout" svg:width="4.124cm" svg:height="1.028cm" svg:x="0.234cm" svg:y="4.077cm">
          <draw:image xlink:href="Pictures/2000000100000D6E0000035A99640924.svm" xlink:type="simple" xlink:show="embed" xlink:actuate="onLoad">
            <text:p/>
          </draw:image>
        </draw:frame>
        <draw:frame draw:style-name="gr13" draw:text-style-name="P1" draw:layer="layout" svg:width="0.38cm" svg:height="0.321cm" svg:x="9.512cm" svg:y="2.085cm">
          <draw:image xlink:href="Pictures/200000010000017D00000142CF7A6707.svm" xlink:type="simple" xlink:show="embed" xlink:actuate="onLoad">
            <text:p/>
          </draw:image>
        </draw:frame>
        <draw:frame draw:style-name="gr6" draw:text-style-name="P1" draw:layer="layout" svg:width="0.388cm" svg:height="0.321cm" svg:x="10.508cm" svg:y="1.459cm">
          <draw:image xlink:href="Pictures/200000010000018500000142AEA88071.svm" xlink:type="simple" xlink:show="embed" xlink:actuate="onLoad">
            <text:p/>
          </draw:image>
        </draw:frame>
        <draw:frame draw:style-name="gr7" draw:text-style-name="P1" draw:layer="layout" svg:width="0.38cm" svg:height="0.365cm" svg:x="11.707cm" svg:y="1.12cm">
          <draw:image xlink:href="Pictures/200000010000013E00000131AF11CB39.svm" xlink:type="simple" xlink:show="embed" xlink:actuate="onLoad">
            <text:p/>
          </draw:image>
        </draw:frame>
        <draw:frame draw:style-name="gr9" draw:text-style-name="P1" draw:layer="layout" svg:width="0.654cm" svg:height="0.415cm" svg:x="10.328cm" svg:y="4.136cm">
          <draw:image xlink:href="Pictures/20000001000002220000015B5230FBC6.svm" xlink:type="simple" xlink:show="embed" xlink:actuate="onLoad">
            <text:p/>
          </draw:image>
        </draw:frame>
        <draw:frame draw:style-name="gr10" draw:text-style-name="P1" draw:layer="layout" svg:width="0.643cm" svg:height="0.415cm" svg:x="8.86cm" svg:y="4.311cm">
          <draw:image xlink:href="Pictures/20000001000002190000015B008E3587.svm" xlink:type="simple" xlink:show="embed" xlink:actuate="onLoad">
            <text:p/>
          </draw:image>
        </draw:frame>
        <draw:frame draw:style-name="gr11" draw:text-style-name="P1" draw:layer="layout" svg:width="0.406cm" svg:height="0.42cm" svg:x="8.263cm" svg:y="4.306cm">
          <draw:image xlink:href="Pictures/20000001000001530000015F4E17BAD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1T12:43:17</meta:creation-date>
    <meta:editing-duration>PT40M34S</meta:editing-duration>
    <meta:editing-cycles>7</meta:editing-cycles>
    <meta:generator>LibreOffice/4.2.8.2$Linux_x86 LibreOffice_project/420m0$Build-2</meta:generator>
    <dc:title>kkkFigures</dc:title>
    <meta:initial-creator>kkk </meta:initial-creator>
    <dc:date>2017-03-28T18:54:03.467564740</dc:date>
    <meta:document-statistic meta:object-count="22"/>
    <meta:template xlink:type="simple" xlink:actuate="onRequest" xlink:title="kkkFigures" xlink:href="../../../../.libreoffice/3/user/template/kkkFigures.otg" meta:date="2013-12-01T12:43:17"/>
  </office:meta>
</office:document-meta>
</file>